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Garamond"/>
    </style:style>
    <style:style style:name="P3" style:family="paragraph" style:parent-style-name="Standard">
      <style:text-properties style:font-name="Garamond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499cm" style:contextual-spacing="false" fo:text-align="start" style:justify-single-word="false"/>
    </style:style>
    <style:style style:name="P5" style:family="paragraph" style:parent-style-name="Table_20_Contents">
      <style:paragraph-properties fo:margin-top="0cm" fo:margin-bottom="0.499cm" style:contextual-spacing="false" fo:text-align="start" style:justify-single-word="false"/>
      <style:text-properties style:font-name="Garamond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Garamond"/>
    </style:style>
    <style:style style:name="P8" style:family="paragraph" style:parent-style-name="Standard" style:list-style-name="L2">
      <style:text-properties style:font-name="Garamond"/>
    </style:style>
    <style:style style:name="P9" style:family="paragraph" style:parent-style-name="Standard" style:list-style-name="L3">
      <style:text-properties style:font-name="Garamond"/>
    </style:style>
    <style:style style:name="P10" style:family="paragraph" style:parent-style-name="Standard" style:list-style-name="L2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Table_20_Contents" style:list-style-name="L7">
      <style:paragraph-properties fo:margin-top="0cm" fo:margin-bottom="0.499cm" style:contextual-spacing="false" fo:text-align="start" style:justify-single-word="false"/>
    </style:style>
    <style:style style:name="P15" style:family="paragraph" style:parent-style-name="Table_20_Contents" style:list-style-name="L8">
      <style:paragraph-properties fo:margin-top="0cm" fo:margin-bottom="0.499cm" style:contextual-spacing="false" fo:text-align="start" style:justify-single-word="false"/>
    </style:style>
    <style:style style:name="P16" style:family="paragraph" style:parent-style-name="Table_20_Contents" style:list-style-name="L9">
      <style:paragraph-properties fo:margin-top="0cm" fo:margin-bottom="0.499cm" style:contextual-spacing="false" fo:text-align="start" style:justify-single-word="false"/>
    </style:style>
    <style:style style:name="P17" style:family="paragraph" style:parent-style-name="Heading_20_3">
      <style:text-properties fo:color="#006b6b" fo:font-size="16pt" style:font-size-asian="16pt" style:font-size-complex="16pt"/>
    </style:style>
    <style:style style:name="P18" style:family="paragraph" style:parent-style-name="Heading_20_1">
      <style:paragraph-properties fo:text-align="center" style:justify-single-word="false"/>
      <style:text-properties style:font-name="Garamond" fo:font-size="20pt" style:font-size-asian="20pt" style:font-size-complex="20pt"/>
    </style:style>
    <style:style style:name="P19" style:family="paragraph" style:parent-style-name="Heading_20_2">
      <style:text-properties fo:color="#006b6b" fo:font-size="16pt" fo:font-style="normal" style:font-size-asian="16pt" style:font-style-asian="normal" style:font-size-complex="16pt" style:font-style-complex="normal"/>
    </style:style>
    <style:style style:name="P20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style:font-name="Garamond"/>
    </style:style>
    <style:style style:name="T2" style:family="text">
      <style:text-properties style:font-name="Garamond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Garamond" style:text-underline-style="none" fo:font-weight="normal" style:font-weight-asian="normal" style:font-weight-complex="normal"/>
    </style:style>
    <style:style style:name="T4" style:family="text">
      <style:text-properties style:font-name="Garamond" fo:font-weight="bold" style:font-weight-asian="bold" style:font-weight-complex="bold"/>
    </style:style>
    <style:style style:name="T5" style:family="text">
      <style:text-properties style:font-name="Garamond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6b6b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encontres annuelles TEI, <text:s/>Zadar (Croatie), </text:h>
      <text:h text:style-name="P18" text:outline-level="1">8-14 novembre 2010</text:h>
      <text:h text:style-name="P18" text:outline-level="1">Liens utiles</text:h>
      <text:p text:style-name="P2"/>
      <text:h text:style-name="P19" text:outline-level="2">Programme et résumés des ateliers et conférences</text:h>
      <text:list xml:id="list6652666711058427606" text:style-name="L1">
        <text:list-header>
          <text:p text:style-name="P6"><text:a xlink:type="simple" xlink:href="http://ling.unizd.hr/~tei2010/"><text:span text:style-name="T1">http://ling.unizd.hr/~tei2010/</text:span></text:a></text:p>
          <text:p text:style-name="P7"/>
        </text:list-header>
      </text:list>
      <text:p text:style-name="P2"/>
      <text:h text:style-name="P19" text:outline-level="2">Liste d'outils TEI en ligne</text:h>
      <text:p text:style-name="P2"/>
      <text:list xml:id="list8027480825282500954" text:style-name="L2">
        <text:list-item>
          <text:p text:style-name="P10"><text:span text:style-name="T1">Thutmose, outil de conversion de MARCXML vers TEI, développé par Mickael Sperberg-Mc Queen (Black Mesa Technologies LLC, USA), feuilles XSL téléchargeables ici: </text:span><text:a xlink:type="simple" xlink:href="http://blackmesatech.com/2009/10/thutmose/L1/userdoc.xml"><text:span text:style-name="T1">http://blackmesatech.com/2009/10/thutmose/L1/userdoc.xml</text:span></text:a></text:p>
        </text:list-item>
        <text:list-item>
          <text:p text:style-name="P10"><text:span text:style-name="T1">Autres outils de Black Mesa Technologies: </text:span><text:a xlink:type="simple" xlink:href="http://www.blackmesatech.com/tools.html"><text:span text:style-name="T1">http://www.blackmesatech.com/tools.html</text:span></text:a></text:p>
        </text:list-item>
        <text:list-item>
          <text:p text:style-name="P8"/>
        </text:list-item>
        <text:list-item>
          <text:p text:style-name="P10"><text:span text:style-name="T1">Recommandations TEI pour les bibliothèques: </text:span><text:a xlink:type="simple" xlink:href="http://wiki.tei-c.org/index.php/Best_Practices_for_TEI_in_Libraries"><text:span text:style-name="T1">http://wiki.tei-c.org/index.php/Best_Practices_for_TEI_in_Libraries</text:span></text:a></text:p>
        </text:list-item>
        <text:list-item>
          <text:p text:style-name="P10"><text:span text:style-name="T1">Versionning Machine v.4, outil d'alignement de versions différentes d'un même texte, développé par the Digital Humanities Observatory de Dublin (contact: Susan Schreibman), téléchargeable ici :</text:span><text:a xlink:type="simple" xlink:href="http://v-machine.org/index.php"><text:span text:style-name="T1">http://v-machine.org/index.php</text:span></text:a></text:p>
        </text:list-item>
        <text:list-item>
          <text:p text:style-name="P8"/>
        </text:list-item>
        <text:list-item>
          <text:p text:style-name="P8">TILE, projet d'outil d'alignement texte-image développé par l'université d'Indiana, (contact: Dot Porter): </text:p>
          <text:p text:style-name="P10"><text:span text:style-name="T1">Démonstration: </text:span><text:a xlink:type="simple" xlink:href="http://mith.umd.edu/tile/sandbox/"><text:span text:style-name="T1">http://mith.umd.edu/tile/sandbox/</text:span></text:a><text:span text:style-name="T1">#</text:span></text:p>
          <text:p text:style-name="P10"><text:a xlink:type="simple" xlink:href="http://mith.info/tile/"><text:span text:style-name="T1">http://mith.info/tile/</text:span></text:a></text:p>
        </text:list-item>
        <text:list-item>
          <text:p text:style-name="P10"><text:a xlink:type="simple" xlink:href="http://mith.info/tile/documentation/"><text:span text:style-name="T2">http://mith.info/tile/documentation/</text:span></text:a></text:p>
        </text:list-item>
        <text:list-item>
          <text:p text:style-name="P10"><text:span text:style-name="T1">une présentation du projet: </text:span><text:a xlink:type="simple" xlink:href="http://www.i-d-e.de/wordpress/wp-content/uploads/2009/07/porter_slides.pdf"><text:span text:style-name="T1">http://www.i-d-e.de/wordpress/wp-content/uploads/2009/07/porter_slides.pdf</text:span></text:a></text:p>
        </text:list-item>
      </text:list>
      <text:p text:style-name="P2"/>
      <text:p text:style-name="P2"/>
      <text:h text:style-name="P20" text:outline-level="2"><text:span text:style-name="T7">Xquery</text:span> </text:h>
      <text:p text:style-name="Standard"><text:span text:style-name="T1">Cours de Mickael Sperberg-Mc Queen: </text:span><text:a xlink:type="simple" xlink:href="http://tei2010.blackmesatech.com/slides/xquery.html#%281%29"><text:span text:style-name="T1">http://tei2010.blackmesatech.com/slides/xquery.html#%281%29</text:span></text:a></text:p>
      <text:p text:style-name="P2"><text:soft-page-break/>Recommandations du W3C: </text:p>
      <text:p text:style-name="Standard"><text:a xlink:type="simple" xlink:href="http://www.w3.org/standards/xml/query"><text:span text:style-name="T1">http://www.w3.org/standards/xml/query</text:span></text:a></text:p>
      <text:p text:style-name="Standard"><text:a xlink:type="simple" xlink:href="http://www.w3.org/standards/techs/xquery#w3c_all"><text:span text:style-name="T1">http://www.w3.org/standards/techs/xquery#w3c_all</text:span></text:a></text:p>
      <text:p text:style-name="Standard"><text:a xlink:type="simple" xlink:href="http://www.w3.org/TR/2007/REC-xpath-datamodel-20070123/"><text:span text:style-name="T1">http://www.w3.org/TR/2007/REC-xpath-datamodel-20070123/</text:span></text:a></text:p>
      <text:p text:style-name="Standard"><text:span text:style-name="T1">QuickReference (W3C): </text:span><text:a xlink:type="simple" xlink:href="http://www.w3.org/TR/2007/REC-xpath-functions-20070123/#quickref"><text:span text:style-name="T1">http://www.w3.org/TR/2007/REC-xpath-functions-20070123/#quickref</text:span></text:a></text:p>
      <text:p text:style-name="P2"/>
      <text:p text:style-name="Standard"><text:span text:style-name="T1">Autre tutoriel en français: </text:span><text:a xlink:type="simple" xlink:href="http://tecfa.unige.ch/guides/tie/html/xml-query/xml-query-1.html"><text:span text:style-name="T1">http://tecfa.unige.ch/guides/tie/html/xml-query/xml-query-1.html</text:span></text:a></text:p>
      <text:p text:style-name="P2"/>
      <text:p text:style-name="P2"/>
      <text:h text:style-name="P17" text:outline-level="3">TEI pour l'encodage des documents et de la critique génétiques</text:h>
      <text:p text:style-name="P2"/>
      <text:p text:style-name="Standard"><text:span text:style-name="T1">Site du SIG Manuscrits: </text:span><text:a xlink:type="simple" xlink:href="http://www.tei-c.org/SIG/Manuscripts/"><text:span text:style-name="T1">http://www.tei-c.org/SIG/Manuscripts/</text:span></text:a></text:p>
      <text:p text:style-name="P2"/>
      <text:p text:style-name="Standard"><text:span text:style-name="T1">Site du groupe de travail sur les documents et la critique génétiques: </text:span><text:a xlink:type="simple" xlink:href="http://www.tei-c.org/SIG/Manuscripts/genetic.html"><text:span text:style-name="T1">http://www.tei-c.org/SIG/Manuscripts/genetic.html</text:span></text:a></text:p>
      <text:p text:style-name="P2"/>
      <text:p text:style-name="Standard"><text:span text:style-name="T1">Schéma (sourceforge) : </text:span><text:a xlink:type="simple" xlink:href="http://tei.svn.sourceforge.net/viewvc/tei/trunk/genetic/"><text:span text:style-name="T1">http://tei.svn.sourceforge.net/viewvc/tei/trunk/genetic/</text:span></text:a></text:p>
      <text:p text:style-name="P2"/>
      <text:p text:style-name="Standard"><text:span text:style-name="T1">Présentation du module TEI: </text:span><text:a xlink:type="simple" xlink:href="http://www.tei-c.org/Activities/Council/Working/tcw19.html"><text:span text:style-name="T1">http://www.tei-c.org/Activities/Council/Working/tcw19.html</text:span></text:a></text:p>
      <text:p text:style-name="Standard"><text:span text:style-name="T1">Documentation du schéma: </text:span><text:a xlink:type="simple" xlink:href="http://www.tei-c.org/Activities/Council/Working/tcw19.html#index.xml-back.1_div.1"><text:span text:style-name="T1">http://www.tei-c.org/Activities/Council/Working/tcw19.html#index.xml-back.1_div.1</text:span></text:a></text:p>
      <text:p text:style-name="P2"/>
      <text:p text:style-name="Standard"><text:span text:style-name="T1">Exemple d'un dossier génétique en ligne(UK): Walt Whitman, The Sleepers (transcription diplomatique html, étude critique+images): </text:span><text:a xlink:type="simple" xlink:href="http://www.whitmanarchive.org/resources/sleepers/sleepers.html"><text:span text:style-name="T1">http://www.whitmanarchive.org/resources/sleepers/sleepers.html</text:span></text:a></text:p>
      <text:p text:style-name="P2"/>
      <text:p text:style-name="Standard"><text:span text:style-name="T1">Autre exemple: Jane Austen (UK) (transcription diplomatique html, étude critique+images): </text:span><text:a xlink:type="simple" xlink:href="http://www.janeausten.ac.uk/index.html"><text:span text:style-name="T1">http://www.janeausten.ac.uk/index.html</text:span></text:a></text:p>
      <text:p text:style-name="P2"/>
      <text:p text:style-name="P2"/>
      <text:h text:style-name="P19" text:outline-level="2">Autres sites</text:h>
      <text:p text:style-name="P2"/>
      <text:list xml:id="list4722337099950443080" text:style-name="L3">
        <text:list-item>
          <text:p text:style-name="P9">Site signalé par Florence Clavaud à Nicole Dufournaud:</text:p>
        </text:list-item>
      </text:list>
      <text:p text:style-name="P5"><text:span text:style-name="T6">The Vincent Van Gogh Letters</text:span>: <text:a xlink:type="simple" xlink:href="http://vangoghletters.org/vg/">http://vangoghletters.org/vg/</text:a>Affichage au choix: transcription respectant les fin de lignes ou non, traduction, facsimilé, notes, travaux, dans 2 frames alignées. Exemple: <text:a xlink:type="simple" xlink:href="http://vangoghletters.org/vg/letters/let576/letter.html">http://vangoghletters.org/vg/letters/let576/letter.html</text:a></text:p>
      <text:list xml:id="list3642257789477906668" text:style-name="L4">
        <text:list-item>
          <text:p text:style-name="P11"><text:span text:style-name="T4">3 sites <text:s/>de diffusion de chartes anglo-saxonnes encodées en TEI</text:span><text:span text:style-name="T1">, développés par the King's College of London (contact: Peter Anthony STOKES) (descriptions, facsimiles, analyses, transcriptions diplomatiques </text:span><text:soft-page-break/><text:span text:style-name="T1">et modernisées, bibliographie, introduction à l'ancien anglais et autres guides pour l'utilisateur...)</text:span></text:p>
        </text:list-item>
      </text:list>
      <text:p text:style-name="P2"><text:span text:style-name="T6">À noter: La solution adoptée pour l'encodage des caractères non unicodes</text:span>: découpage et encodage de l'image du caractère avec &lt;abbr&gt; et encodage du développement de l'abréviation avec &lt;expan&gt;. Lien vers Junicode.</text:p>
      <text:p text:style-name="Standard"><text:span text:style-name="T1">- </text:span><text:span text:style-name="T4">LangScape</text:span><text:span text:style-name="T1">, The Language of Landscape: Reading the Anglo-Saxon Countryside: </text:span><text:a xlink:type="simple" xlink:href="http://www.langscape.org.uk/index.html"><text:span text:style-name="T1">http://www.langscape.org.uk/index.html</text:span></text:a></text:p>
      <text:p text:style-name="Standard"><text:span text:style-name="T1">- </text:span><text:span text:style-name="T4">Anglo-Saxon Cluster</text:span><text:span text:style-name="T1">: </text:span><text:a xlink:type="simple" xlink:href="http://www.ascluster.org/index.html"><text:span text:style-name="T1">http://www.ascluster.org/index.html</text:span></text:a></text:p>
      <text:p text:style-name="Standard"><text:span text:style-name="T1">- </text:span><text:span text:style-name="T4">e-sawyer</text:span><text:span text:style-name="T1">, The Electronic Sawyer, Online catalogue of Anglo-Saxon charters: </text:span><text:a xlink:type="simple" xlink:href="http://www.esawyer.org.uk/content/charter/2.html"><text:span text:style-name="T1">http://www.esawyer.org.uk/content/charter/2.html</text:span></text:a></text:p>
      <text:p text:style-name="Standard"><text:span text:style-name="T1">Exemple (plusieurs affichages possibles): </text:span><text:a xlink:type="simple" xlink:href="http://langscape.org.uk/descriptions/glossed/L_1036.4_000.html"><text:span text:style-name="T1">http://langscape.org.uk/descriptions/glossed/L_1036.4_000.html</text:span></text:a><text:span text:style-name="T1">#</text:span></text:p>
      <text:p text:style-name="P2"/>
      <text:list xml:id="list8769948179756697194" text:style-name="L5">
        <text:list-item>
          <text:p text:style-name="P12"><text:span text:style-name="T4">Dictionnaire</text:span><text:span text:style-name="T1"> multilingue open source: </text:span><text:a xlink:type="simple" xlink:href="http://www.freedict.com/"><text:span text:style-name="T3">http://www.freedict.com/</text:span></text:a></text:p>
        </text:list-item>
      </text:list>
      <text:p text:style-name="P3"/>
      <text:list xml:id="list2779649732325244861" text:style-name="L6">
        <text:list-item>
          <text:p text:style-name="P13"><text:span text:style-name="T4">TXM</text:span><text:span text:style-name="T1">: </text:span><text:a xlink:type="simple" xlink:href="http://txm.risc.cnrs.fr/txm/"><text:span text:style-name="T1">http://txm.risc.cnrs.fr/txm/</text:span></text:a></text:p>
        </text:list-item>
      </text:list>
      <text:list xml:id="list5407420811937650488" text:style-name="L7">
        <text:list-header>
          <text:p text:style-name="P14"><text:a xlink:type="simple" xlink:href="http://txm.risc.cnrs.fr/txm/texte/quete"><text:span text:style-name="T1">http://txm.risc.cnrs.fr/txm/texte/quete</text:span></text:a></text:p>
        </text:list-header>
      </text:list>
      <text:list xml:id="list1458214229743303190" text:style-name="L8">
        <text:list-item>
          <text:p text:style-name="P15"><text:span text:style-name="T4">The Swinburne Project</text:span><text:span text:style-name="T1">, Archives numériques de la vie et du travail de Agelmon Charles Swinburne, utilise XTF (John Walsh), <text:s/>diffusion HTML: </text:span><text:a xlink:type="simple" xlink:href="http://webapp1.dlib.indiana.edu/swinburne/www/swinburne/"><text:span text:style-name="T1">http://webapp1.dlib.indiana.edu/swinburne/www/swinburne/</text:span></text:a></text:p>
        </text:list-item>
        <text:list-item>
          <text:p text:style-name="P15"><text:span text:style-name="T1">Un travail de </text:span><text:span text:style-name="T4">géospatialisation</text:span><text:span text:style-name="T1">: </text:span><text:a xlink:type="simple" xlink:href="http://www.lancs.ac.uk/mappingthelakes/Comparative%20Maps.html"><text:span text:style-name="T1">http://www.lancs.ac.uk/mappingthelakes/Comparative%20Maps.html</text:span></text:a></text:p>
        </text:list-item>
        <text:list-item>
          <text:p text:style-name="P15"><text:span text:style-name="T1">Un </text:span><text:span text:style-name="T5">site collaboratif</text:span><text:span text:style-name="T1">: </text:span><text:a xlink:type="simple" xlink:href="http://www.thomasgray.org/"><text:span text:style-name="T1">http://www.thomasgray.org/</text:span></text:a></text:p>
        </text:list-item>
        <text:list-item>
          <text:p text:style-name="P15"><text:span text:style-name="T1">Un travail sur la </text:span><text:span text:style-name="T4">visualisation des réseaux sociaux</text:span><text:span text:style-name="T1">, Université de Paderborn, Peter Stadler: </text:span></text:p>
        </text:list-item>
      </text:list>
      <text:p text:style-name="P4"><text:a xlink:type="simple" xlink:href="http://www.weber-gesamtausgabe.de/"><text:span text:style-name="T1">http://www.weber-gesamtausgabe.de/</text:span></text:a></text:p>
      <text:list xml:id="list225522925416248" text:continue-numbering="true" text:style-name="L8">
        <text:list-item>
          <text:p text:style-name="P15"><text:span text:style-name="T1">Une </text:span><text:span text:style-name="T4">édition électronique</text:span><text:span text:style-name="T1"> utilisant Drupal: </text:span><text:a xlink:type="simple" xlink:href="http://www.berardier.org/"><text:span text:style-name="T1">http://www.berardier.org/</text:span></text:a></text:p>
        </text:list-item>
      </text:list>
      <text:list xml:id="list751675269930719434" text:style-name="L9">
        <text:list-item>
          <text:p text:style-name="P16"><text:span text:style-name="T4">E-codices</text:span><text:span text:style-name="T1">, descriptions et fac-similés de manuscrits suisses: </text:span><text:a xlink:type="simple" xlink:href="http://www.e-codices.unifr.ch/"><text:span text:style-name="T1">http://www.e-codices.unifr.ch/</text:span></text:a></text:p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Garamon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I, Liens utiles, novembre 2010 <text:s/></text:span><text:s text:c="39"/><text:span text:style-name="MT1"><text:s text:c="7"/>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03H05M44S</meta:editing-duration>
    <meta:editing-cycles>22</meta:editing-cycles>
    <meta:generator>LibreOffice/4.1.2.3$Linux_X86_64 LibreOffice_project/410m0$Build-3</meta:generator>
    <dc:date>2010-11-24T09:46:27</dc:date>
    <meta:document-statistic meta:table-count="0" meta:image-count="0" meta:object-count="0" meta:page-count="3" meta:paragraph-count="54" meta:word-count="427" meta:character-count="4518" meta:non-whitespace-character-count="4111"/>
    <meta:user-defined meta:name="Info 1"/>
    <meta:user-defined meta:name="Info 2"/>
    <meta:user-defined meta:name="Info 3"/>
    <meta:user-defined meta:name="Info 4"/>
  </office:meta>
</office:document-meta>
</file>